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ro InstaGram</text:p>
      <text:p text:style-name="P2"/>
      <text:p text:style-name="P2"/>
      <text:p text:style-name="P3">Tecnologías : <text:s/>JDBC, red</text:p>
      <text:p text:style-name="P3">Proyectos Relacionados: Álbum Fotográfico Digital</text:p>
      <text:p text:style-name="P3"/>
      <text:p text:style-name="P3">Usar sockets o RMI</text:p>
      <text:p text:style-name="P3"/>
      <text:p text:style-name="P3">-Registro de Usuarios</text:p>
      <text:p text:style-name="P3"><text:tab/>-altas</text:p>
      <text:p text:style-name="P3"><text:tab/>-bajas</text:p>
      <text:p text:style-name="P3"><text:tab/>-cambios</text:p>
      <text:p text:style-name="P3"><text:tab/>-consultas</text:p>
      <text:p text:style-name="P3">-Permitir que los usuarios registrados suban o bajen imágenes desde maquinas diferentes</text:p>
      <text:p text:style-name="P3">-Mostrar las imágenes en mosaico</text:p>
      <text:p text:style-name="P3">-almacenar las imágenes en una base de datos</text:p>
      <text:p text:style-name="P3">-asociar varios comentarios con una ima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4-05-07T13:14:35</meta:creation-date>
    <dc:date>2014-05-07T13:34:54</dc:date>
    <dc:creator>roberto </dc:creator>
    <meta:editing-duration>PT18M57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3" meta:word-count="53" meta:character-count="366" meta:non-whitespace-character-count="321"/>
  </office:meta>
</office:document-meta>
</file>